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center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02cm" svg:stroke-color="#ffff00" draw:marker-start-width="0.352cm" draw:marker-end="Arrow" draw:marker-end-width="0.452cm" draw:textarea-horizontal-align="center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6cm" fo:min-width="1.271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draw:fill-color="#ffffff" draw:auto-grow-height="true" fo:min-height="14.267cm"/>
    </style:style>
    <style:style style:name="pr9" style:family="presentation" style:parent-style-name="TWU_20_Slide-outline1">
      <style:graphic-properties draw:fill-color="#ffffff" draw:auto-grow-height="true" fo:min-height="2.714cm"/>
    </style:style>
    <style:style style:name="pr10" style:family="presentation" style:parent-style-name="TWU_20_Slide-outline1">
      <style:graphic-properties draw:fill-color="#ffffff" draw:auto-grow-height="true" fo:min-height="2.878cm"/>
    </style:style>
    <style:style style:name="pr11" style:family="presentation" style:parent-style-name="TWU_20_Slide-outline1">
      <style:graphic-properties draw:fill-color="#ffffff" draw:auto-grow-height="true" fo:min-height="3.09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  <style:text-properties fo:font-size="20pt"/>
    </style:style>
    <style:style style:name="P4" style:family="paragraph">
      <style:paragraph-properties fo:margin-left="0.6cm" fo:margin-right="0cm" fo:text-indent="-0.6cm"/>
      <style:text-properties fo:font-size="16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align="start" fo:text-indent="0cm"/>
      <style:text-properties fo:color="#23ff23" fo:font-size="16pt" fo:font-weight="bold"/>
    </style:style>
    <style:style style:name="P7" style:family="paragraph">
      <style:paragraph-properties fo:margin-left="0cm" fo:margin-right="0cm" fo:text-indent="0cm"/>
      <style:text-properties fo:color="#23ff23" fo:font-size="20pt" fo:font-weight="bold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</style:style>
    <style:style style:name="T1" style:family="text">
      <style:text-properties fo:color="#23ff23"/>
    </style:style>
    <style:style style:name="T2" style:family="text">
      <style:text-properties fo:color="#ffff00"/>
    </style:style>
    <style:style style:name="T3" style:family="text">
      <style:text-properties fo:color="#23ff23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size="24pt"/>
    </style:style>
    <style:style style:name="T5" style:family="text">
      <style:text-properties fo:color="#ffff00" fo:font-size="24pt"/>
    </style:style>
    <style:style style:name="T6" style:family="text">
      <style:text-properties fo:color="#23ff23" fo:font-size="20pt" fo:font-weight="bold"/>
    </style:style>
    <style:style style:name="T7" style:family="text">
      <style:text-properties fo:color="#ffcc99" fo:font-size="20pt" fo:font-weight="bold"/>
    </style:style>
    <style:style style:name="T8" style:family="text">
      <style:text-properties fo:color="#ccccff" fo:font-size="26pt" fo:font-weight="normal"/>
    </style:style>
    <style:style style:name="T9" style:family="text">
      <style:text-properties fo:font-size="26pt" fo:font-weight="normal"/>
    </style:style>
    <style:style style:name="T10" style:family="text">
      <style:text-properties fo:color="#ffff00" fo:font-size="26pt" fo:font-weight="normal"/>
    </style:style>
    <style:style style:name="T11" style:family="text">
      <style:text-properties fo:color="#23ff23" fo:font-size="22pt" fo:font-weight="bold"/>
    </style:style>
    <style:style style:name="T12" style:family="text">
      <style:text-properties fo:color="#23ff23" fo:font-size="16pt" fo:font-weight="bold"/>
    </style:style>
    <style:style style:name="T13" style:family="text">
      <style:text-properties fo:color="#ccccff"/>
    </style:style>
    <style:style style:name="T14" style:family="text">
      <style:text-properties fo:color="#23ff23" fo:font-size="24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40: objects</presentation:footer-decl>
      <presentation:footer-decl presentation:name="ftr2">CMPTxxxx</presentation:footer-decl>
      <presentation:date-time-decl presentation:name="dtd1" presentation:source="fixed">13 Nov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Objects: copy vs. alias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3 Nov 2009</text:p>
            <text:p text:style-name="P1">CMPT14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Pretty-printing an object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You can define the special <text:span text:style-name="T1">__str__()</text:span> method to return a “<text:span text:style-name="T2">pretty-printed</text:span>” string as a<text:line-break/><text:span text:style-name="T2">human-readable</text:span> representation of your object:</text:p>
              </text:list-item>
            </text:list>
            <text:p><text:span text:style-name="T3">class Student:</text:span></text:p>
            <text:p><text:span text:style-name="T3">def __init__(.....): .... # as before</text:span></text:p>
            <text:p><text:span text:style-name="T3">def __str__(self):</text:span></text:p>
            <text:p><text:span text:style-name="T3">return self.first + ' ' + self.last + ', GPA: ' + self.GPA</text:span></text:p>
            <text:list text:continue-numbering="true" text:style-name="L2">
              <text:list-item>
                <text:p>This is used by <text:span text:style-name="T2">print()</text:span> to display your object:</text:p>
              </text:list-item>
            </text:list>
            <text:p><text:span text:style-name="T3">&gt;&gt;&gt; print joe</text:span></text:p>
            <text:p><text:span text:style-name="T3">Joe Smith, GPA: 3.8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6cm" presentation:class="title" presentation:user-transformed="true">
          <draw:text-box>
            <text:p text:style-name="P1">Copy vs. alias for objects</text:p>
          </draw:text-box>
        </draw:frame>
        <draw:frame presentation:style-name="pr8" draw:text-style-name="P3" draw:layer="layout" svg:width="25.199cm" svg:height="14.357cm" svg:x="1.4cm" svg:y="4.507cm" presentation:class="outline" presentation:user-transformed="true">
          <draw:text-box>
            <text:list text:style-name="L2">
              <text:list-item>
                <text:p text:style-name="P1"><text:span text:style-name="T4">Objects are </text:span><text:span text:style-name="T5">mutable</text:span><text:span text:style-name="T4">: may be modified in-place</text:span></text:p>
                <text:list>
                  <text:list-item>
                    <text:list>
                      <text:list-item>
                        <text:p text:style-name="P1"><text:span text:style-name="T6">student1.GPA = 2.9</text:span></text:p>
                      </text:list-item>
                      <text:list-item>
                        <text:p text:style-name="P1"><text:span text:style-name="T6">student1.GPA = 3.2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his means assignment is just </text:span><text:span text:style-name="T5">aliasing</text:span><text:span text:style-name="T4">:</text:span></text:p>
                <text:list>
                  <text:list-item>
                    <text:list>
                      <text:list-item>
                        <text:p text:style-name="P1"><text:span text:style-name="T6">student2 = student1</text:span></text:p>
                      </text:list-item>
                      <text:list-item>
                        <text:p text:style-name="P1"><text:span text:style-name="T6">student2.GPA = 3.4</text:span><text:span text:style-name="T6"><text:tab/></text:span><text:span text:style-name="T6"><text:tab/></text:span><text:span text:style-name="T7"># affects student1.GPA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To make a separate copy, use </text:span><text:span text:style-name="T5">copy.deepcopy()</text:span><text:span text:style-name="T4">:</text:span></text:p>
                <text:list>
                  <text:list-item>
                    <text:list>
                      <text:list-item>
                        <text:p text:style-name="P1"><text:span text:style-name="T6">import copy</text:span></text:p>
                      </text:list-item>
                      <text:list-item>
                        <text:p text:style-name="P1"><text:span text:style-name="T6">student2 = copy.deepcopy(student1)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4">Or create a new </text:span><text:span text:style-name="T5">instance</text:span><text:span text:style-name="T4">, and copy values:</text:span></text:p>
                <text:list>
                  <text:list-item>
                    <text:list>
                      <text:list-item>
                        <text:p text:style-name="P1"><text:span text:style-name="T6">student2 = Student()</text:span></text:p>
                      </text:list-item>
                      <text:list-item>
                        <text:p text:style-name="P1"><text:span text:style-name="T6">student2.GPA = student1.GP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id="id16" draw:layer="layout" svg:width="15.998cm" svg:height="2.714cm" svg:x="1.4cm" svg:y="4.507cm" presentation:class="outline" presentation:user-transformed="true">
          <draw:text-box>
            <text:list text:style-name="L2">
              <text:list-item>
                <text:p text:style-name="P1"><text:span text:style-name="T8">Assignment</text:span><text:span text:style-name="T9">: </text:span><text:span text:style-name="T10">alias</text:span></text:p>
                <text:list>
                  <text:list-item>
                    <text:list>
                      <text:list-item>
                        <text:p text:style-name="P1"><text:span text:style-name="T11">larry = bo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text-style-name="P1" draw:layer="layout" svg:width="25.199cm" svg:height="3.178cm" svg:x="1cm" svg:y="0.337cm" presentation:class="title">
          <draw:text-box>
            <text:p text:style-name="P1">More on copy vs. alias</text:p>
          </draw:text-box>
        </draw:frame>
        <draw:g draw:id="id17">
          <draw:rect draw:style-name="gr2" draw:text-style-name="P6" draw:id="id2" draw:layer="layout" svg:width="3.491cm" svg:height="3.165cm" svg:x="16.071cm" svg:y="3.225cm">
            <text:p text:style-name="P5"><text:span text:style-name="T12">first: Bob</text:span></text:p>
            <text:p text:style-name="P5"><text:span text:style-name="T12">last: Smith</text:span></text:p>
            <text:p text:style-name="P5"><text:span text:style-name="T12">ID: 2389</text:span></text:p>
            <text:p text:style-name="P5"><text:span text:style-name="T12">bday:</text:span></text:p>
          </draw:rect>
          <draw:rect draw:style-name="gr2" draw:text-style-name="P6" draw:id="id3" draw:layer="layout" svg:width="3.738cm" svg:height="2.176cm" svg:x="20.408cm" svg:y="4.249cm">
            <text:p text:style-name="P5"><text:span text:style-name="T12">day: 12</text:span></text:p>
            <text:p text:style-name="P5"><text:span text:style-name="T12">month: 5</text:span></text:p>
            <text:p text:style-name="P5"><text:span text:style-name="T12">year: 1986</text:span></text:p>
          </draw:rect>
          <draw:frame draw:style-name="gr3" draw:text-style-name="P7" draw:id="id1" draw:layer="layout" svg:width="2.005cm" svg:height="1.072cm" svg:x="12.837cm" svg:y="2.937cm">
            <draw:text-box>
              <text:p text:style-name="P1"><text:span text:style-name="T6">bob</text:span></text:p>
            </draw:text-box>
          </draw:frame>
          <draw:connector draw:style-name="gr4" draw:text-style-name="P8" draw:layer="layout" draw:type="curve" svg:x1="13.839cm" svg:y1="4.009cm" svg:x2="16.071cm" svg:y2="4.807cm" draw:start-shape="id1" draw:start-glue-point="2" draw:end-shape="id2" draw:end-glue-point="3" svg:d="m13839 4009c0 532 744 798 2232 798">
            <text:p/>
          </draw:connector>
          <draw:connector draw:style-name="gr4" draw:text-style-name="P8" draw:layer="layout" draw:type="curve" svg:x1="18.256cm" svg:y1="5.756cm" svg:x2="20.408cm" svg:y2="5.337cm" draw:end-shape="id3" draw:end-glue-point="3" svg:d="m18256 5756c1201 0 126-419 2152-419">
            <text:p/>
          </draw:connector>
          <draw:frame draw:style-name="gr3" draw:text-style-name="P7" draw:id="id4" draw:layer="layout" svg:width="2.377cm" svg:height="1.072cm" svg:x="12.537cm" svg:y="5.348cm">
            <draw:text-box>
              <text:p text:style-name="P1"><text:span text:style-name="T6">larry</text:span></text:p>
            </draw:text-box>
          </draw:frame>
          <draw:connector draw:style-name="gr4" draw:text-style-name="P8" draw:layer="layout" draw:type="curve" svg:x1="13.725cm" svg:y1="5.348cm" svg:x2="16.071cm" svg:y2="4.818cm" draw:start-shape="id4" draw:start-glue-point="0" svg:d="m13725 5348c0-772 2346-508 2346-530">
            <text:p/>
          </draw:connector>
        </draw:g>
        <draw:g draw:id="id19">
          <draw:rect draw:style-name="gr2" draw:text-style-name="P6" draw:id="id6" draw:layer="layout" svg:width="3.491cm" svg:height="3.165cm" svg:x="17.637cm" svg:y="8.546cm">
            <text:p text:style-name="P5"><text:span text:style-name="T12">first: Bob</text:span></text:p>
            <text:p text:style-name="P5"><text:span text:style-name="T12">last: Smith</text:span></text:p>
            <text:p text:style-name="P5"><text:span text:style-name="T12">ID: 2389</text:span></text:p>
            <text:p text:style-name="P5"><text:span text:style-name="T12">bday:</text:span></text:p>
          </draw:rect>
          <draw:rect draw:style-name="gr2" draw:text-style-name="P6" draw:id="id7" draw:layer="layout" svg:width="3.738cm" svg:height="2.176cm" svg:x="20.492cm" svg:y="12.411cm">
            <text:p text:style-name="P5"><text:span text:style-name="T12">day: 12</text:span></text:p>
            <text:p text:style-name="P5"><text:span text:style-name="T12">month: 5</text:span></text:p>
            <text:p text:style-name="P5"><text:span text:style-name="T12">year: 1986</text:span></text:p>
          </draw:rect>
          <draw:frame draw:style-name="gr3" draw:text-style-name="P7" draw:id="id5" draw:layer="layout" svg:width="2.005cm" svg:height="1.072cm" svg:x="15.22cm" svg:y="7.94cm">
            <draw:text-box>
              <text:p text:style-name="P1"><text:span text:style-name="T6">bob</text:span></text:p>
            </draw:text-box>
          </draw:frame>
          <draw:connector draw:style-name="gr4" draw:text-style-name="P8" draw:layer="layout" draw:type="curve" svg:x1="16.222cm" svg:y1="9.012cm" svg:x2="17.637cm" svg:y2="10.128cm" draw:start-shape="id5" draw:start-glue-point="2" draw:end-shape="id6" draw:end-glue-point="3" svg:d="m16222 9012c0 744 471 1116 1415 1116">
            <text:p/>
          </draw:connector>
          <draw:connector draw:style-name="gr4" draw:text-style-name="P8" draw:layer="layout" draw:type="curve" svg:x1="19.539cm" svg:y1="11.059cm" svg:x2="20.492cm" svg:y2="13.499cm" draw:end-shape="id7" draw:end-glue-point="3" svg:d="m19539 11059c301 0-175 2440 953 2440">
            <text:p/>
          </draw:connector>
          <draw:connector draw:style-name="gr4" draw:text-style-name="P8" draw:layer="layout" draw:type="curve" svg:x1="22.926cm" svg:y1="8.983cm" svg:x2="24.109cm" svg:y2="10.056cm" draw:start-shape="id8" draw:start-glue-point="2" draw:end-shape="id9" draw:end-glue-point="3" svg:d="m22926 8983c0 716 394 1073 1183 1073">
            <text:p/>
          </draw:connector>
          <draw:rect draw:style-name="gr2" draw:text-style-name="P6" draw:id="id9" draw:layer="layout" svg:width="3.491cm" svg:height="3.165cm" svg:x="24.109cm" svg:y="8.474cm">
            <text:p text:style-name="P5"><text:span text:style-name="T12">first: Bob</text:span></text:p>
            <text:p text:style-name="P5"><text:span text:style-name="T12">last: Smith</text:span></text:p>
            <text:p text:style-name="P5"><text:span text:style-name="T12">ID: 2389</text:span></text:p>
            <text:p text:style-name="P5"><text:span text:style-name="T12">bday:</text:span></text:p>
          </draw:rect>
          <draw:frame draw:style-name="gr3" draw:text-style-name="P7" draw:id="id8" draw:layer="layout" svg:width="2.377cm" svg:height="1.072cm" svg:x="21.738cm" svg:y="7.911cm">
            <draw:text-box>
              <text:p text:style-name="P1"><text:span text:style-name="T6">larry</text:span></text:p>
            </draw:text-box>
          </draw:frame>
          <draw:connector draw:style-name="gr4" draw:text-style-name="P8" draw:layer="layout" draw:type="curve" svg:x1="26.737cm" svg:y1="10.988cm" svg:x2="24.23cm" svg:y2="13.499cm" draw:end-shape="id7" draw:end-glue-point="1" svg:d="m26737 10988c-1467 0-214 2511-2507 2511">
            <text:p/>
          </draw:connector>
        </draw:g>
        <draw:g draw:id="id21">
          <draw:rect draw:style-name="gr2" draw:text-style-name="P6" draw:id="id11" draw:layer="layout" svg:width="3.491cm" svg:height="3.165cm" svg:x="6.241cm" svg:y="15.635cm">
            <text:p text:style-name="P5"><text:span text:style-name="T12">first: Bob</text:span></text:p>
            <text:p text:style-name="P5"><text:span text:style-name="T12">last: Smith</text:span></text:p>
            <text:p text:style-name="P5"><text:span text:style-name="T12">ID: 2389</text:span></text:p>
            <text:p text:style-name="P5"><text:span text:style-name="T12">bday:</text:span></text:p>
          </draw:rect>
          <draw:rect draw:style-name="gr2" draw:text-style-name="P6" draw:id="id12" draw:layer="layout" svg:width="3.738cm" svg:height="2.176cm" svg:x="10.402cm" svg:y="17.083cm">
            <text:p text:style-name="P5"><text:span text:style-name="T12">day: 12</text:span></text:p>
            <text:p text:style-name="P5"><text:span text:style-name="T12">month: 5</text:span></text:p>
            <text:p text:style-name="P5"><text:span text:style-name="T12">year: 1986</text:span></text:p>
          </draw:rect>
          <draw:frame draw:style-name="gr3" draw:text-style-name="P7" draw:id="id10" draw:layer="layout" svg:width="2.005cm" svg:height="1.072cm" svg:x="4.107cm" svg:y="15.347cm">
            <draw:text-box>
              <text:p text:style-name="P1"><text:span text:style-name="T6">bob</text:span></text:p>
            </draw:text-box>
          </draw:frame>
          <draw:connector draw:style-name="gr4" draw:text-style-name="P8" draw:layer="layout" draw:type="curve" svg:x1="5.109cm" svg:y1="16.419cm" svg:x2="6.241cm" svg:y2="17.217cm" draw:start-shape="id10" draw:start-glue-point="2" draw:end-shape="id11" draw:end-glue-point="3" svg:d="m5109 16419c0 532 377 798 1132 798">
            <text:p/>
          </draw:connector>
          <draw:connector draw:style-name="gr4" draw:text-style-name="P8" draw:layer="layout" draw:type="curve" svg:x1="8.426cm" svg:y1="18.166cm" svg:x2="10.402cm" svg:y2="18.171cm" draw:end-shape="id12" draw:end-glue-point="3" svg:d="m8426 18166c1069 0 82 5 1976 5">
            <text:p/>
          </draw:connector>
        </draw:g>
        <draw:g draw:id="id22">
          <draw:frame draw:style-name="gr5" draw:text-style-name="P7" draw:id="id13" draw:layer="layout" svg:width="2.535cm" svg:height="1.072cm" svg:x="15.113cm" svg:y="15.268cm">
            <draw:text-box>
              <text:p text:style-name="P1"><text:span text:style-name="T6">larry</text:span></text:p>
            </draw:text-box>
          </draw:frame>
          <draw:connector draw:style-name="gr4" draw:text-style-name="P8" draw:layer="layout" draw:type="curve" svg:x1="16.38cm" svg:y1="16.34cm" svg:x2="18.118cm" svg:y2="17.229cm" draw:start-shape="id13" draw:start-glue-point="2" draw:end-shape="id14" draw:end-glue-point="3" svg:d="m16380 16340c0 593 579 889 1738 889">
            <text:p/>
          </draw:connector>
          <draw:rect draw:style-name="gr2" draw:text-style-name="P6" draw:id="id14" draw:layer="layout" svg:width="3.491cm" svg:height="3.165cm" svg:x="18.118cm" svg:y="15.647cm">
            <text:p text:style-name="P5"><text:span text:style-name="T12">first: Bob</text:span></text:p>
            <text:p text:style-name="P5"><text:span text:style-name="T12">last: Smith</text:span></text:p>
            <text:p text:style-name="P5"><text:span text:style-name="T12">ID: 2389</text:span></text:p>
            <text:p text:style-name="P5"><text:span text:style-name="T12">bday:</text:span></text:p>
          </draw:rect>
          <draw:rect draw:style-name="gr2" draw:text-style-name="P6" draw:id="id15" draw:layer="layout" svg:width="3.738cm" svg:height="2.176cm" svg:x="22.208cm" svg:y="17.095cm">
            <text:p text:style-name="P5"><text:span text:style-name="T12">day: 12</text:span></text:p>
            <text:p text:style-name="P5"><text:span text:style-name="T12">month: 5</text:span></text:p>
            <text:p text:style-name="P5"><text:span text:style-name="T12">year: 1986</text:span></text:p>
          </draw:rect>
          <draw:connector draw:style-name="gr4" draw:text-style-name="P8" draw:layer="layout" draw:type="curve" svg:x1="20.303cm" svg:y1="18.178cm" svg:x2="22.208cm" svg:y2="18.183cm" draw:end-shape="id15" draw:end-glue-point="3" svg:d="m20303 18178c1015 0 63 5 1905 5">
            <text:p/>
          </draw:connector>
        </draw:g>
        <draw:frame presentation:style-name="pr10" draw:text-style-name="P1" draw:id="id18" draw:layer="layout" svg:width="15.998cm" svg:height="2.878cm" svg:x="1.4cm" svg:y="8.532cm" presentation:class="outline" presentation:user-transformed="true">
          <draw:text-box>
            <text:list text:style-name="L2">
              <text:list-item>
                <text:p text:style-name="P1"><text:span text:style-name="T8">copy.copy()</text:span><text:span text:style-name="T9">: </text:span><text:span text:style-name="T10">shallow</text:span><text:span text:style-name="T9"> copy</text:span></text:p>
                <text:list>
                  <text:list-item>
                    <text:list>
                      <text:list-item>
                        <text:p text:style-name="P1"><text:span text:style-name="T11">larry = copy.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1" draw:text-style-name="P1" draw:id="id20" draw:layer="layout" svg:width="15.998cm" svg:height="3.099cm" svg:x="1.4cm" svg:y="12.391cm" presentation:class="outline" presentation:user-transformed="true">
          <draw:text-box>
            <text:list text:style-name="L2">
              <text:list-item>
                <text:p text:style-name="P1"><text:span text:style-name="T8">copy.deepcopy()</text:span><text:span text:style-name="T9">: </text:span><text:span text:style-name="T10">deep</text:span><text:span text:style-name="T9"> copy</text:span></text:p>
                <text:list>
                  <text:list-item>
                    <text:list>
                      <text:list-item>
                        <text:p text:style-name="P1"><text:span text:style-name="T11">larry = copy.deepcopy(bob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6" smil:attributeName="visibility" smil:to="visible"/>
                  <anim:transitionFilter smil:dur="0.5s" smil:targetElement="id16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7" smil:attributeName="visibility" smil:to="visible"/>
                  <anim:transitionFilter smil:dur="0.5s" smil:targetElement="id17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8" smil:attributeName="visibility" smil:to="visible"/>
                  <anim:transitionFilter smil:dur="0.5s" smil:targetElement="id1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19" smil:attributeName="visibility" smil:to="visible"/>
                  <anim:transitionFilter smil:dur="0.5s" smil:targetElement="id19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0" smil:attributeName="visibility" smil:to="visible"/>
                  <anim:transitionFilter smil:dur="0.5s" smil:targetElement="id20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1" smil:attributeName="visibility" smil:to="visible"/>
                  <anim:transitionFilter smil:dur="0.5s" smil:targetElement="id21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22" smil:attributeName="visibility" smil:to="visible"/>
                  <anim:transitionFilter smil:dur="0.5s" smil:targetElement="id22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Using 'id' to look at aliases</text:p>
          </draw:text-box>
        </draw:frame>
        <draw:frame presentation:style-name="pr8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We can check whether two names are <text:span text:style-name="T2">aliases</text:span> or separate <text:span text:style-name="T2">copies</text:span> by using the Python built-in '<text:span text:style-name="T2">id</text:span>':</text:p>
                <text:list>
                  <text:list-item>
                    <text:list>
                      <text:list-item>
                        <text:p text:style-name="P1"><text:span text:style-name="T6">id(student1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# 11563216</text:span></text:p>
                      </text:list-item>
                      <text:list-item>
                        <text:p text:style-name="P1"><text:span text:style-name="T6">student2 = student1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# alias</text:span></text:p>
                      </text:list-item>
                      <text:list-item>
                        <text:p text:style-name="P1"><text:span text:style-name="T6">id(student2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# 11563216</text:span></text:p>
                      </text:list-item>
                      <text:list-item>
                        <text:p text:style-name="P1"><text:span text:style-name="T6">student2 = copy.deepcopy(student1)</text:span><text:span text:style-name="T6"><text:tab/></text:span><text:span text:style-name="T7"># copy</text:span></text:p>
                      </text:list-item>
                      <text:list-item>
                        <text:p text:style-name="P1"><text:span text:style-name="T6">id(student2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# 18493888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Creating a list of objects</text:p>
          </draw:text-box>
        </draw:frame>
        <draw:frame presentation:style-name="pr8" draw:text-style-name="P9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p text:style-name="P1">A <text:span text:style-name="T2">student database </text:span>is just a list of <text:span text:style-name="T13">Student</text:span> s</text:p>
              </text:list-item>
              <text:list-item>
                <text:p text:style-name="P1">It's tempting to use this <text:span text:style-name="T2">shortcut</text:span>:</text:p>
                <text:list>
                  <text:list-item>
                    <text:list>
                      <text:list-item>
                        <text:p text:style-name="P1"><text:span text:style-name="T1">student = Student()</text:span></text:p>
                      </text:list-item>
                      <text:list-item>
                        <text:p text:style-name="P1"><text:span text:style-name="T1">studentDB = [student] * 35</text:span></text:p>
                      </text:list-item>
                    </text:list>
                  </text:list-item>
                  <text:list-item>
                    <text:p text:style-name="P1">But this will make a list of 35 <text:span text:style-name="T2">aliases</text:span> to the <text:span text:style-name="T2">same</text:span> object!</text:p>
                  </text:list-item>
                </text:list>
              </text:list-item>
              <text:list-item>
                <text:p text:style-name="P1">Use a <text:span text:style-name="T2">for</text:span> loop to create <text:span text:style-name="T2">separate</text:span> objects:</text:p>
                <text:list>
                  <text:list-item>
                    <text:list>
                      <text:list-item>
                        <text:p text:style-name="P1"><text:span text:style-name="T14">studentDB = [0] * 35</text:span></text:p>
                      </text:list-item>
                      <text:list-item>
                        <text:p text:style-name="P1"><text:span text:style-name="T14">for idx in range(len(studentDB)):</text:span></text:p>
                        <text:list>
                          <text:list-item>
                            <text:p text:style-name="P1"><text:span text:style-name="T14">studentDB[idx] = StudentRecord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1-06T13:45:54</meta:creation-date>
    <dc:language>en-US</dc:language>
    <meta:editing-cycles>11</meta:editing-cycles>
    <meta:editing-duration>PT02H47M00S</meta:editing-duration>
    <meta:initial-creator>sean ho</meta:initial-creator>
    <dc:date>2009-11-09T16:57:31</dc:date>
    <dc:creator>sean ho</dc:creator>
    <meta:document-statistic meta:object-count="2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